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1957in"/>
    </style:style>
    <style:style style:name="co3" style:family="table-column">
      <style:table-column-properties fo:break-before="auto" style:column-width="0.3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number-columns-repeated="4" table:default-cell-style-name="Default"/>
        <table:table-column table:style-name="co5" table:number-columns-repeated="3" table:default-cell-style-name="ce1"/>
        <table:table-row table:style-name="ro1">
          <table:table-cell office:value-type="string" calcext:value-type="string">
            <text:p>N_el</text:p>
          </table:table-cell>
          <table:table-cell office:value-type="string" calcext:value-type="string">
            <text:p>K=p+1</text:p>
          </table:table-cell>
          <table:table-cell/>
          <table:table-cell office:value-type="string" calcext:value-type="string">
            <text:p>h</text:p>
          </table:table-cell>
          <table:table-cell office:value-type="string" calcext:value-type="string">
            <text:p>hchar</text:p>
          </table:table-cell>
          <table:table-cell office:value-type="string" calcext:value-type="string">
            <text:p>E2G</text:p>
          </table:table-cell>
          <table:table-cell office:value-type="string" calcext:value-type="string">
            <text:p>E2bar</text:p>
          </table:table-cell>
          <table:table-cell office:value-type="string" calcext:value-type="string">
            <text:p>E2J</text:p>
          </table:table-cell>
          <table:table-cell office:value-type="string" calcext:value-type="string">
            <text:p>Jex</text:p>
          </table:table-cell>
          <table:table-cell office:value-type="string" calcext:value-type="string">
            <text:p>Jh</text:p>
          </table:table-cell>
          <table:table-cell office:value-type="string" calcext:value-type="string">
            <text:p>log(hchar)</text:p>
          </table:table-cell>
          <table:table-cell office:value-type="string" calcext:value-type="string">
            <text:p>log(E2G)</text:p>
          </table:table-cell>
          <table:table-cell office:value-type="string" calcext:value-type="string">
            <text:p>log(E2)</text:p>
          </table:table-cell>
          <table:table-cell office:value-type="string" calcext:value-type="string">
            <text:p>log(E2J)</text:p>
          </table:table-cell>
          <table:table-cell table:style-name="Default" office:value-type="string" calcext:value-type="string">
            <text:p>ooa_E2G</text:p>
          </table:table-cell>
          <table:table-cell table:style-name="Default" office:value-type="string" calcext:value-type="string">
            <text:p>ooa_E2bar</text:p>
          </table:table-cell>
          <table:table-cell table:style-name="Default" office:value-type="string" calcext:value-type="string">
            <text:p>ooa_E2J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1062952876078" calcext:value-type="float">
            <text:p>0.1062952876</text:p>
          </table:table-cell>
          <table:table-cell office:value-type="float" office:value="0.0180289063731" calcext:value-type="float">
            <text:p>0.0180289064</text:p>
          </table:table-cell>
          <table:table-cell office:value-type="float" office:value="0.308139870156" calcext:value-type="float">
            <text:p>0.3081398702</text:p>
          </table:table-cell>
          <table:table-cell office:value-type="float" office:value="3.350919167408" calcext:value-type="float">
            <text:p>3.3509191674</text:p>
          </table:table-cell>
          <table:table-cell office:value-type="float" office:value="3.0427792972519" calcext:value-type="float">
            <text:p>3.0427792973</text:p>
          </table:table-cell>
          <table:table-cell table:formula="of:=LOG([.E2];10)" office:value-type="float" office:value="-1.68124123737628" calcext:value-type="float">
            <text:p>-1.6812412374</text:p>
          </table:table-cell>
          <table:table-cell table:formula="of:=LOG([.F2];10)" office:value-type="float" office:value="-0.97348598864033" calcext:value-type="float">
            <text:p>-0.9734859886</text:p>
          </table:table-cell>
          <table:table-cell table:formula="of:=LOG([.G2];10)" office:value-type="float" office:value="-1.74403061662385" calcext:value-type="float">
            <text:p>-1.7440306166</text:p>
          </table:table-cell>
          <table:table-cell table:formula="of:=LOG([.H2];10)" office:value-type="float" office:value="-0.511252104771415" calcext:value-type="float">
            <text:p>-0.511252104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447453613456" calcext:value-type="float">
            <text:p>0.0447453613</text:p>
          </table:table-cell>
          <table:table-cell office:value-type="float" office:value="0.0075632492182" calcext:value-type="float">
            <text:p>0.0075632492</text:p>
          </table:table-cell>
          <table:table-cell office:value-type="float" office:value="0.1306531770097" calcext:value-type="float">
            <text:p>0.130653177</text:p>
          </table:table-cell>
          <table:table-cell office:value-type="float" office:value="3.520089096488" calcext:value-type="float">
            <text:p>3.5200890965</text:p>
          </table:table-cell>
          <table:table-cell office:value-type="float" office:value="3.3894359194783" calcext:value-type="float">
            <text:p>3.3894359195</text:p>
          </table:table-cell>
          <table:table-cell table:formula="of:=LOG([.E3];10)" office:value-type="float" office:value="-1.80617997398389" calcext:value-type="float">
            <text:p>-1.806179974</text:p>
          </table:table-cell>
          <table:table-cell table:formula="of:=LOG([.F3];10)" office:value-type="float" office:value="-1.34925198037997" calcext:value-type="float">
            <text:p>-1.3492519804</text:p>
          </table:table-cell>
          <table:table-cell table:formula="of:=LOG([.G3];10)" office:value-type="float" office:value="-2.1212915888402" calcext:value-type="float">
            <text:p>-2.1212915888</text:p>
          </table:table-cell>
          <table:table-cell table:formula="of:=LOG([.H3];10)" office:value-type="float" office:value="-0.883880025347247" calcext:value-type="float">
            <text:p>-0.8838800253</text:p>
          </table:table-cell>
          <table:table-cell table:formula="of:=([.L3]-[.L2])/([.K3]-[.K2])" office:value-type="float" office:value="3.00760198111978" calcext:value-type="float">
            <text:p>3.01</text:p>
          </table:table-cell>
          <table:table-cell table:formula="of:=([.M3]-[.M2])/([.K3]-[.K2])" office:value-type="float" office:value="3.01956768941253" calcext:value-type="float">
            <text:p>3.02</text:p>
          </table:table-cell>
          <table:table-cell table:formula="of:=([.N3]-[.N2])/([.K3]-[.K2])" office:value-type="float" office:value="2.98248510184752" calcext:value-type="float">
            <text:p>2.9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125301610752" calcext:value-type="float">
            <text:p>0.0125301611</text:p>
          </table:table-cell>
          <table:table-cell office:value-type="float" office:value="0.0020343874978" calcext:value-type="float">
            <text:p>0.0020343875</text:p>
          </table:table-cell>
          <table:table-cell office:value-type="float" office:value="0.0353647003077" calcext:value-type="float">
            <text:p>0.0353647003</text:p>
          </table:table-cell>
          <table:table-cell office:value-type="float" office:value="3.6467822980665" calcext:value-type="float">
            <text:p>3.6467822981</text:p>
          </table:table-cell>
          <table:table-cell office:value-type="float" office:value="3.6114175977588" calcext:value-type="float">
            <text:p>3.6114175978</text:p>
          </table:table-cell>
          <table:table-cell table:formula="of:=LOG([.E4];10)" office:value-type="float" office:value="-1.98227123303818" calcext:value-type="float">
            <text:p>-1.982271233</text:p>
          </table:table-cell>
          <table:table-cell table:formula="of:=LOG([.F4];10)" office:value-type="float" office:value="-1.90204334611512" calcext:value-type="float">
            <text:p>-1.9020433461</text:p>
          </table:table-cell>
          <table:table-cell table:formula="of:=LOG([.G4];10)" office:value-type="float" office:value="-2.69156632175348" calcext:value-type="float">
            <text:p>-2.6915663218</text:p>
          </table:table-cell>
          <table:table-cell table:formula="of:=LOG([.H4];10)" office:value-type="float" office:value="-1.45143001792265" calcext:value-type="float">
            <text:p>-1.4514300179</text:p>
          </table:table-cell>
          <table:table-cell table:formula="of:=([.L4]-[.L3])/([.K4]-[.K3])" office:value-type="float" office:value="3.13923228616769" calcext:value-type="float">
            <text:p>3.14</text:p>
          </table:table-cell>
          <table:table-cell table:formula="of:=([.M4]-[.M3])/([.K4]-[.K3])" office:value-type="float" office:value="3.23851811825287" calcext:value-type="float">
            <text:p>3.24</text:p>
          </table:table-cell>
          <table:table-cell table:formula="of:=([.N4]-[.N3])/([.K4]-[.K3])" office:value-type="float" office:value="3.22304466231581" calcext:value-type="float">
            <text:p>3.2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50311459808" calcext:value-type="float">
            <text:p>0.005031146</text:p>
          </table:table-cell>
          <table:table-cell office:value-type="float" office:value="0.0007688620576" calcext:value-type="float">
            <text:p>0.0007688621</text:p>
          </table:table-cell>
          <table:table-cell office:value-type="float" office:value="0.0133831153968" calcext:value-type="float">
            <text:p>0.0133831154</text:p>
          </table:table-cell>
          <table:table-cell office:value-type="float" office:value="3.6922981236295" calcext:value-type="float">
            <text:p>3.6922981236</text:p>
          </table:table-cell>
          <table:table-cell office:value-type="float" office:value="3.6789150082328" calcext:value-type="float">
            <text:p>3.6789150082</text:p>
          </table:table-cell>
          <table:table-cell table:formula="of:=LOG([.E5];10)" office:value-type="float" office:value="-2.10720996964787" calcext:value-type="float">
            <text:p>-2.1072099696</text:p>
          </table:table-cell>
          <table:table-cell table:formula="of:=LOG([.F5];10)" office:value-type="float" office:value="-2.29833308125582" calcext:value-type="float">
            <text:p>-2.2983330813</text:p>
          </table:table-cell>
          <table:table-cell table:formula="of:=LOG([.G5];10)" office:value-type="float" office:value="-3.11415157046757" calcext:value-type="float">
            <text:p>-3.1141515705</text:p>
          </table:table-cell>
          <table:table-cell table:formula="of:=LOG([.H5];10)" office:value-type="float" office:value="-1.87344277728961" calcext:value-type="float">
            <text:p>-1.8734427773</text:p>
          </table:table-cell>
          <table:table-cell table:formula="of:=([.L5]-[.L4])/([.K5]-[.K4])" office:value-type="float" office:value="3.17187243839931" calcext:value-type="float">
            <text:p>3.17</text:p>
          </table:table-cell>
          <table:table-cell table:formula="of:=([.M5]-[.M4])/([.K5]-[.K4])" office:value-type="float" office:value="3.38233969848964" calcext:value-type="float">
            <text:p>3.38</text:p>
          </table:table-cell>
          <table:table-cell table:formula="of:=([.N5]-[.N4])/([.K5]-[.K4])" office:value-type="float" office:value="3.37775753796301" calcext:value-type="float">
            <text:p>3.3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14129986502" calcext:value-type="float">
            <text:p>0.0014129987</text:p>
          </table:table-cell>
          <table:table-cell office:value-type="float" office:value="0.0001865991329" calcext:value-type="float">
            <text:p>0.0001865991</text:p>
          </table:table-cell>
          <table:table-cell office:value-type="float" office:value="0.0032485704727" calcext:value-type="float">
            <text:p>0.0032485705</text:p>
          </table:table-cell>
          <table:table-cell office:value-type="float" office:value="3.7251856370696" calcext:value-type="float">
            <text:p>3.7251856371</text:p>
          </table:table-cell>
          <table:table-cell office:value-type="float" office:value="3.7219370665969" calcext:value-type="float">
            <text:p>3.7219370666</text:p>
          </table:table-cell>
          <table:table-cell table:formula="of:=LOG([.E6];10)" office:value-type="float" office:value="-2.28330122870633" calcext:value-type="float">
            <text:p>-2.2833012287</text:p>
          </table:table-cell>
          <table:table-cell table:formula="of:=LOG([.F6];10)" office:value-type="float" office:value="-2.8498582530212" calcext:value-type="float">
            <text:p>-2.849858253</text:p>
          </table:table-cell>
          <table:table-cell table:formula="of:=LOG([.G6];10)" office:value-type="float" office:value="-3.72909037869038" calcext:value-type="float">
            <text:p>-3.7290903787</text:p>
          </table:table-cell>
          <table:table-cell table:formula="of:=LOG([.H6];10)" office:value-type="float" office:value="-2.48830770745094" calcext:value-type="float">
            <text:p>-2.4883077075</text:p>
          </table:table-cell>
          <table:table-cell table:formula="of:=([.L6]-[.L5])/([.K6]-[.K5])" office:value-type="float" office:value="3.13204173060219" calcext:value-type="float">
            <text:p>3.13</text:p>
          </table:table-cell>
          <table:table-cell table:formula="of:=([.M6]-[.M5])/([.K6]-[.K5])" office:value-type="float" office:value="3.49215975574714" calcext:value-type="float">
            <text:p>3.49</text:p>
          </table:table-cell>
          <table:table-cell table:formula="of:=([.N6]-[.N5])/([.K6]-[.K5])" office:value-type="float" office:value="3.49174021157521" calcext:value-type="float">
            <text:p>3.4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34375" calcext:value-type="float">
            <text:p>0.2343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5866265845" calcext:value-type="float">
            <text:p>0.0005866266</text:p>
          </table:table-cell>
          <table:table-cell office:value-type="float" office:value="0.0000664755632" calcext:value-type="float">
            <text:p>6.64755632E-005</text:p>
          </table:table-cell>
          <table:table-cell office:value-type="float" office:value="0.0011569416382" calcext:value-type="float">
            <text:p>0.0011569416</text:p>
          </table:table-cell>
          <table:table-cell office:value-type="float" office:value="3.7367706546033" calcext:value-type="float">
            <text:p>3.7367706546</text:p>
          </table:table-cell>
          <table:table-cell office:value-type="float" office:value="3.7356137129651" calcext:value-type="float">
            <text:p>3.735613713</text:p>
          </table:table-cell>
          <table:table-cell table:formula="of:=LOG([.E7];10)" office:value-type="float" office:value="-2.40823996531185" calcext:value-type="float">
            <text:p>-2.4082399653</text:p>
          </table:table-cell>
          <table:table-cell table:formula="of:=LOG([.F7];10)" office:value-type="float" office:value="-3.23163825973248" calcext:value-type="float">
            <text:p>-3.2316382597</text:p>
          </table:table-cell>
          <table:table-cell table:formula="of:=LOG([.G7];10)" office:value-type="float" office:value="-4.17733797451364" calcext:value-type="float">
            <text:p>-4.1773379745</text:p>
          </table:table-cell>
          <table:table-cell table:formula="of:=LOG([.H7];10)" office:value-type="float" office:value="-2.93668854843544" calcext:value-type="float">
            <text:p>-2.9366885484</text:p>
          </table:table-cell>
          <table:table-cell table:formula="of:=([.L7]-[.L6])/([.K7]-[.K6])" office:value-type="float" office:value="3.05573769259974" calcext:value-type="float">
            <text:p>3.06</text:p>
          </table:table-cell>
          <table:table-cell table:formula="of:=([.M7]-[.M6])/([.K7]-[.K6])" office:value-type="float" office:value="3.58773914321348" calcext:value-type="float">
            <text:p>3.59</text:p>
          </table:table-cell>
          <table:table-cell table:formula="of:=([.N7]-[.N6])/([.K7]-[.K6])" office:value-type="float" office:value="3.58880562719477" calcext:value-type="float">
            <text:p>3.59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122638521779" calcext:value-type="float">
            <text:p>0.0122638522</text:p>
          </table:table-cell>
          <table:table-cell office:value-type="float" office:value="0.0015913211333" calcext:value-type="float">
            <text:p>0.0015913211</text:p>
          </table:table-cell>
          <table:table-cell office:value-type="float" office:value="0.0187667594796" calcext:value-type="float">
            <text:p>0.0187667595</text:p>
          </table:table-cell>
          <table:table-cell office:value-type="float" office:value="3.731920701401" calcext:value-type="float">
            <text:p>3.7319207014</text:p>
          </table:table-cell>
          <table:table-cell office:value-type="float" office:value="3.7131539419213" calcext:value-type="float">
            <text:p>3.7131539419</text:p>
          </table:table-cell>
          <table:table-cell table:formula="of:=LOG([.E9];10)" office:value-type="float" office:value="-1.68124123737628" calcext:value-type="float">
            <text:p>-1.6812412374</text:p>
          </table:table-cell>
          <table:table-cell table:formula="of:=LOG([.F9];10)" office:value-type="float" office:value="-1.91137309288209" calcext:value-type="float">
            <text:p>-1.9113730929</text:p>
          </table:table-cell>
          <table:table-cell table:formula="of:=LOG([.G9];10)" office:value-type="float" office:value="-2.79824216960117" calcext:value-type="float">
            <text:p>-2.7982421696</text:p>
          </table:table-cell>
          <table:table-cell table:formula="of:=LOG([.H9];10)" office:value-type="float" office:value="-1.72661071201511" calcext:value-type="float">
            <text:p>-1.72661071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15873015873" calcext:value-type="float">
            <text:p>0.0158730159</text:p>
          </table:table-cell>
          <table:table-cell office:value-type="float" office:value="0.0049257459991" calcext:value-type="float">
            <text:p>0.004925746</text:p>
          </table:table-cell>
          <table:table-cell office:value-type="float" office:value="0.0004811732323" calcext:value-type="float">
            <text:p>0.0004811732</text:p>
          </table:table-cell>
          <table:table-cell office:value-type="float" office:value="0.0052770923336" calcext:value-type="float">
            <text:p>0.0052770923</text:p>
          </table:table-cell>
          <table:table-cell office:value-type="float" office:value="3.7449360751299" calcext:value-type="float">
            <text:p>3.7449360751</text:p>
          </table:table-cell>
          <table:table-cell office:value-type="float" office:value="3.7396589827962" calcext:value-type="float">
            <text:p>3.7396589828</text:p>
          </table:table-cell>
          <table:table-cell table:formula="of:=LOG([.E10];10)" office:value-type="float" office:value="-1.79934054945402" calcext:value-type="float">
            <text:p>-1.7993405495</text:p>
          </table:table-cell>
          <table:table-cell table:formula="of:=LOG([.F10];10)" office:value-type="float" office:value="-2.30752798673836" calcext:value-type="float">
            <text:p>-2.3075279867</text:p>
          </table:table-cell>
          <table:table-cell table:formula="of:=LOG([.G10];10)" office:value-type="float" office:value="-3.3176985404921" calcext:value-type="float">
            <text:p>-3.3176985405</text:p>
          </table:table-cell>
          <table:table-cell table:formula="of:=LOG([.H10];10)" office:value-type="float" office:value="-2.27760530687989" calcext:value-type="float">
            <text:p>-2.2776053069</text:p>
          </table:table-cell>
          <table:table-cell table:formula="of:=([.L10]-[.L9])/([.K10]-[.K9])" office:value-type="float" office:value="3.35442168871838" calcext:value-type="float">
            <text:p>3.35</text:p>
          </table:table-cell>
          <table:table-cell table:formula="of:=([.M10]-[.M9])/([.K10]-[.K9])" office:value-type="float" office:value="4.39847075949964" calcext:value-type="float">
            <text:p>4.40</text:p>
          </table:table-cell>
          <table:table-cell table:formula="of:=([.N10]-[.N9])/([.K10]-[.K9])" office:value-type="float" office:value="4.66551908873191" calcext:value-type="float">
            <text:p>4.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124719036" calcext:value-type="float">
            <text:p>0.0012471904</text:p>
          </table:table-cell>
          <table:table-cell office:value-type="float" office:value="0.0000733961848" calcext:value-type="float">
            <text:p>7.33961848E-005</text:p>
          </table:table-cell>
          <table:table-cell office:value-type="float" office:value="0.0007321200305" calcext:value-type="float">
            <text:p>0.00073212</text:p>
          </table:table-cell>
          <table:table-cell office:value-type="float" office:value="3.7504457949959" calcext:value-type="float">
            <text:p>3.750445795</text:p>
          </table:table-cell>
          <table:table-cell office:value-type="float" office:value="3.7497136749655" calcext:value-type="float">
            <text:p>3.749713675</text:p>
          </table:table-cell>
          <table:table-cell table:formula="of:=LOG([.E11];10)" office:value-type="float" office:value="-1.98227123303818" calcext:value-type="float">
            <text:p>-1.982271233</text:p>
          </table:table-cell>
          <table:table-cell table:formula="of:=LOG([.F11];10)" office:value-type="float" office:value="-2.90406725463046" calcext:value-type="float">
            <text:p>-2.9040672546</text:p>
          </table:table-cell>
          <table:table-cell table:formula="of:=LOG([.G11];10)" office:value-type="float" office:value="-4.13432651451677" calcext:value-type="float">
            <text:p>-4.1343265145</text:p>
          </table:table-cell>
          <table:table-cell table:formula="of:=LOG([.H11];10)" office:value-type="float" office:value="-3.13541771086735" calcext:value-type="float">
            <text:p>-3.1354177109</text:p>
          </table:table-cell>
          <table:table-cell table:formula="of:=([.L11]-[.L10])/([.K11]-[.K10])" office:value-type="float" office:value="3.26101262075939" calcext:value-type="float">
            <text:p>3.26</text:p>
          </table:table-cell>
          <table:table-cell table:formula="of:=([.M11]-[.M10])/([.K11]-[.K10])" office:value-type="float" office:value="4.46413886410125" calcext:value-type="float">
            <text:p>4.46</text:p>
          </table:table-cell>
          <table:table-cell table:formula="of:=([.N11]-[.N10])/([.K11]-[.K10])" office:value-type="float" office:value="4.68927567087346" calcext:value-type="float">
            <text:p>4.6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77519379845" calcext:value-type="float">
            <text:p>0.007751938</text:p>
          </table:table-cell>
          <table:table-cell office:value-type="float" office:value="0.0004701045584" calcext:value-type="float">
            <text:p>0.0004701046</text:p>
          </table:table-cell>
          <table:table-cell office:value-type="float" office:value="0.0000195726731" calcext:value-type="float">
            <text:p>1.95726731E-005</text:p>
          </table:table-cell>
          <table:table-cell office:value-type="float" office:value="0.000186462818" calcext:value-type="float">
            <text:p>0.0001864628</text:p>
          </table:table-cell>
          <table:table-cell office:value-type="float" office:value="3.7513289877747" calcext:value-type="float">
            <text:p>3.7513289878</text:p>
          </table:table-cell>
          <table:table-cell office:value-type="float" office:value="3.7511425249567" calcext:value-type="float">
            <text:p>3.751142525</text:p>
          </table:table-cell>
          <table:table-cell table:formula="of:=LOG([.E12];10)" office:value-type="float" office:value="-2.11058971029903" calcext:value-type="float">
            <text:p>-2.1105897103</text:p>
          </table:table-cell>
          <table:table-cell table:formula="of:=LOG([.F12];10)" office:value-type="float" office:value="-3.32780553762611" calcext:value-type="float">
            <text:p>-3.3278055376</text:p>
          </table:table-cell>
          <table:table-cell table:formula="of:=LOG([.G12];10)" office:value-type="float" office:value="-4.70834985736186" calcext:value-type="float">
            <text:p>-4.7083498574</text:p>
          </table:table-cell>
          <table:table-cell table:formula="of:=LOG([.H12];10)" office:value-type="float" office:value="-3.72940775660235" calcext:value-type="float">
            <text:p>-3.7294077566</text:p>
          </table:table-cell>
          <table:table-cell table:formula="of:=([.L12]-[.L11])/([.K12]-[.K11])" office:value-type="float" office:value="3.3022390231007" calcext:value-type="float">
            <text:p>3.30</text:p>
          </table:table-cell>
          <table:table-cell table:formula="of:=([.M12]-[.M11])/([.K12]-[.K11])" office:value-type="float" office:value="4.47342701611228" calcext:value-type="float">
            <text:p>4.47</text:p>
          </table:table-cell>
          <table:table-cell table:formula="of:=([.N12]-[.N11])/([.K12]-[.K11])" office:value-type="float" office:value="4.62902972677504" calcext:value-type="float">
            <text:p>4.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1217109916" calcext:value-type="float">
            <text:p>0.000121711</text:p>
          </table:table-cell>
          <table:table-cell office:value-type="float" office:value="0.0000033653375" calcext:value-type="float">
            <text:p>3.3653375E-006</text:p>
          </table:table-cell>
          <table:table-cell office:value-type="float" office:value="0.0000311477812" calcext:value-type="float">
            <text:p>3.11477812E-005</text:p>
          </table:table-cell>
          <table:table-cell office:value-type="float" office:value="3.7516420487263" calcext:value-type="float">
            <text:p>3.7516420487</text:p>
          </table:table-cell>
          <table:table-cell office:value-type="float" office:value="3.7516109009451" calcext:value-type="float">
            <text:p>3.7516109009</text:p>
          </table:table-cell>
          <table:table-cell table:formula="of:=LOG([.E13];10)" office:value-type="float" office:value="-2.28330122870633" calcext:value-type="float">
            <text:p>-2.2833012287</text:p>
          </table:table-cell>
          <table:table-cell table:formula="of:=LOG([.F13];10)" office:value-type="float" office:value="-3.91467019929112" calcext:value-type="float">
            <text:p>-3.9146701993</text:p>
          </table:table-cell>
          <table:table-cell table:formula="of:=LOG([.G13];10)" office:value-type="float" office:value="-5.47297137511381" calcext:value-type="float">
            <text:p>-5.4729713751</text:p>
          </table:table-cell>
          <table:table-cell table:formula="of:=LOG([.H13];10)" office:value-type="float" office:value="-4.50657288470038" calcext:value-type="float">
            <text:p>-4.5065728847</text:p>
          </table:table-cell>
          <table:table-cell table:formula="of:=([.L13]-[.L12])/([.K13]-[.K12])" office:value-type="float" office:value="3.39794743904131" calcext:value-type="float">
            <text:p>3.40</text:p>
          </table:table-cell>
          <table:table-cell table:formula="of:=([.M13]-[.M12])/([.K13]-[.K12])" office:value-type="float" office:value="4.42715995321621" calcext:value-type="float">
            <text:p>4.43</text:p>
          </table:table-cell>
          <table:table-cell table:formula="of:=([.N13]-[.N12])/([.K13]-[.K12])" office:value-type="float" office:value="4.49978747951993" calcext:value-type="float">
            <text:p>4.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45425945" calcext:value-type="float">
            <text:p>4.5425945E-005</text:p>
          </table:table-cell>
          <table:table-cell office:value-type="float" office:value="0.0000009815486" calcext:value-type="float">
            <text:p>9.815486E-007</text:p>
          </table:table-cell>
          <table:table-cell office:value-type="float" office:value="0.0000090531553" calcext:value-type="float">
            <text:p>9.0531553E-006</text:p>
          </table:table-cell>
          <table:table-cell office:value-type="float" office:value="3.7516966213376" calcext:value-type="float">
            <text:p>3.7516966213</text:p>
          </table:table-cell>
          <table:table-cell office:value-type="float" office:value="3.7516875681823" calcext:value-type="float">
            <text:p>3.7516875682</text:p>
          </table:table-cell>
          <table:table-cell table:formula="of:=LOG([.E14];10)" office:value-type="float" office:value="-2.40654018042853" calcext:value-type="float">
            <text:p>-2.4065401804</text:p>
          </table:table-cell>
          <table:table-cell table:formula="of:=LOG([.F14];10)" office:value-type="float" office:value="-4.34269602925897" calcext:value-type="float">
            <text:p>-4.3426960293</text:p>
          </table:table-cell>
          <table:table-cell table:formula="of:=LOG([.G14];10)" office:value-type="float" office:value="-6.00808819205045" calcext:value-type="float">
            <text:p>-6.0080881921</text:p>
          </table:table-cell>
          <table:table-cell table:formula="of:=LOG([.H14];10)" office:value-type="float" office:value="-5.04320002957377" calcext:value-type="float">
            <text:p>-5.0432000296</text:p>
          </table:table-cell>
          <table:table-cell table:formula="of:=([.L14]-[.L13])/([.K14]-[.K13])" office:value-type="float" office:value="3.47313754285005" calcext:value-type="float">
            <text:p>3.47</text:p>
          </table:table-cell>
          <table:table-cell table:formula="of:=([.M14]-[.M13])/([.K14]-[.K13])" office:value-type="float" office:value="4.34210782758752" calcext:value-type="float">
            <text:p>4.34</text:p>
          </table:table-cell>
          <table:table-cell table:formula="of:=([.N14]-[.N13])/([.K14]-[.K13])" office:value-type="float" office:value="4.35436310820824" calcext:value-type="float">
            <text:p>4.3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20062683464" calcext:value-type="float">
            <text:p>0.0020062683</text:p>
          </table:table-cell>
          <table:table-cell office:value-type="float" office:value="0.0000854595913" calcext:value-type="float">
            <text:p>8.54595913E-005</text:p>
          </table:table-cell>
          <table:table-cell office:value-type="float" office:value="0.0009052933486" calcext:value-type="float">
            <text:p>0.0009052933</text:p>
          </table:table-cell>
          <table:table-cell office:value-type="float" office:value="3.7588010605737" calcext:value-type="float">
            <text:p>3.7588010606</text:p>
          </table:table-cell>
          <table:table-cell office:value-type="float" office:value="3.7578957672251" calcext:value-type="float">
            <text:p>3.7578957672</text:p>
          </table:table-cell>
          <table:table-cell table:formula="of:=LOG([.E16];10)" office:value-type="float" office:value="-1.68124123737628" calcext:value-type="float">
            <text:p>-1.6812412374</text:p>
          </table:table-cell>
          <table:table-cell table:formula="of:=LOG([.F16];10)" office:value-type="float" office:value="-2.69761097880988" calcext:value-type="float">
            <text:p>-2.6976109788</text:p>
          </table:table-cell>
          <table:table-cell table:formula="of:=LOG([.G16];10)" office:value-type="float" office:value="-4.06823918847388" calcext:value-type="float">
            <text:p>-4.0682391885</text:p>
          </table:table-cell>
          <table:table-cell table:formula="of:=LOG([.H16];10)" office:value-type="float" office:value="-3.04321067047997" calcext:value-type="float">
            <text:p>-3.04321067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005936498993" calcext:value-type="float">
            <text:p>0.0005936499</text:p>
          </table:table-cell>
          <table:table-cell office:value-type="float" office:value="0.0000124874318" calcext:value-type="float">
            <text:p>1.24874318E-005</text:p>
          </table:table-cell>
          <table:table-cell office:value-type="float" office:value="0.000101406291" calcext:value-type="float">
            <text:p>0.0001014063</text:p>
          </table:table-cell>
          <table:table-cell office:value-type="float" office:value="3.7541771591653" calcext:value-type="float">
            <text:p>3.7541771592</text:p>
          </table:table-cell>
          <table:table-cell office:value-type="float" office:value="3.7540757528743" calcext:value-type="float">
            <text:p>3.7540757529</text:p>
          </table:table-cell>
          <table:table-cell table:formula="of:=LOG([.E17];10)" office:value-type="float" office:value="-1.80617997398389" calcext:value-type="float">
            <text:p>-1.806179974</text:p>
          </table:table-cell>
          <table:table-cell table:formula="of:=LOG([.F17];10)" office:value-type="float" office:value="-3.22646960152984" calcext:value-type="float">
            <text:p>-3.2264696015</text:p>
          </table:table-cell>
          <table:table-cell table:formula="of:=LOG([.G17];10)" office:value-type="float" office:value="-4.90352687065501" calcext:value-type="float">
            <text:p>-4.9035268707</text:p>
          </table:table-cell>
          <table:table-cell table:formula="of:=LOG([.H17];10)" office:value-type="float" office:value="-3.99393510159207" calcext:value-type="float">
            <text:p>-3.9939351016</text:p>
          </table:table-cell>
          <table:table-cell table:formula="of:=([.L17]-[.L16])/([.K17]-[.K16])" office:value-type="float" office:value="4.23294357762677" calcext:value-type="float">
            <text:p>4.23</text:p>
          </table:table-cell>
          <table:table-cell table:formula="of:=([.M17]-[.M16])/([.K17]-[.K16])" office:value-type="float" office:value="6.68557810700874" calcext:value-type="float">
            <text:p>6.69</text:p>
          </table:table-cell>
          <table:table-cell table:formula="of:=([.N17]-[.N16])/([.K17]-[.K16])" office:value-type="float" office:value="7.60952493139128" calcext:value-type="float">
            <text:p>7.6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1086565602" calcext:value-type="float">
            <text:p>0.0001086566</text:p>
          </table:table-cell>
          <table:table-cell office:value-type="float" office:value="0.0000008354732" calcext:value-type="float">
            <text:p>8.354732E-007</text:p>
          </table:table-cell>
          <table:table-cell office:value-type="float" office:value="0.0000040307849" calcext:value-type="float">
            <text:p>4.0307849E-006</text:p>
          </table:table-cell>
          <table:table-cell office:value-type="float" office:value="3.7522391117228" calcext:value-type="float">
            <text:p>3.7522391117</text:p>
          </table:table-cell>
          <table:table-cell office:value-type="float" office:value="3.752235080938" calcext:value-type="float">
            <text:p>3.7522350809</text:p>
          </table:table-cell>
          <table:table-cell table:formula="of:=LOG([.E18];10)" office:value-type="float" office:value="-1.98227123303818" calcext:value-type="float">
            <text:p>-1.982271233</text:p>
          </table:table-cell>
          <table:table-cell table:formula="of:=LOG([.F18];10)" office:value-type="float" office:value="-3.96394404778201" calcext:value-type="float">
            <text:p>-3.9639440478</text:p>
          </table:table-cell>
          <table:table-cell table:formula="of:=LOG([.G18];10)" office:value-type="float" office:value="-6.07806747668476" calcext:value-type="float">
            <text:p>-6.0780674767</text:p>
          </table:table-cell>
          <table:table-cell table:formula="of:=LOG([.H18];10)" office:value-type="float" office:value="-5.39461037704803" calcext:value-type="float">
            <text:p>-5.394610377</text:p>
          </table:table-cell>
          <table:table-cell table:formula="of:=([.L18]-[.L17])/([.K18]-[.K17])" office:value-type="float" office:value="4.18802415413923" calcext:value-type="float">
            <text:p>4.19</text:p>
          </table:table-cell>
          <table:table-cell table:formula="of:=([.M18]-[.M17])/([.K18]-[.K17])" office:value-type="float" office:value="6.67006762480822" calcext:value-type="float">
            <text:p>6.67</text:p>
          </table:table-cell>
          <table:table-cell table:formula="of:=([.N18]-[.N17])/([.K18]-[.K17])" office:value-type="float" office:value="7.95425782618837" calcext:value-type="float">
            <text:p>7.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78125" calcext:value-type="float">
            <text:p>0.0078125</text:p>
          </table:table-cell>
          <table:table-cell office:value-type="float" office:value="0.0000328404834" calcext:value-type="float">
            <text:p>3.28404834E-005</text:p>
          </table:table-cell>
          <table:table-cell office:value-type="float" office:value="0.0000001286588" calcext:value-type="float">
            <text:p>1.286588E-007</text:p>
          </table:table-cell>
          <table:table-cell office:value-type="float" office:value="0.0000003321443" calcext:value-type="float">
            <text:p>3.321443E-007</text:p>
          </table:table-cell>
          <table:table-cell office:value-type="float" office:value="3.7518895721184" calcext:value-type="float">
            <text:p>3.7518895721</text:p>
          </table:table-cell>
          <table:table-cell office:value-type="float" office:value="3.7518892399741" calcext:value-type="float">
            <text:p>3.75188924</text:p>
          </table:table-cell>
          <table:table-cell table:formula="of:=LOG([.E19];10)" office:value-type="float" office:value="-2.10720996964787" calcext:value-type="float">
            <text:p>-2.1072099696</text:p>
          </table:table-cell>
          <table:table-cell table:formula="of:=LOG([.F19];10)" office:value-type="float" office:value="-4.48359045884835" calcext:value-type="float">
            <text:p>-4.4835904588</text:p>
          </table:table-cell>
          <table:table-cell table:formula="of:=LOG([.G19];10)" office:value-type="float" office:value="-6.89056050357927" calcext:value-type="float">
            <text:p>-6.8905605036</text:p>
          </table:table-cell>
          <table:table-cell table:formula="of:=LOG([.H19];10)" office:value-type="float" office:value="-6.47867319617979" calcext:value-type="float">
            <text:p>-6.4786731962</text:p>
          </table:table-cell>
          <table:table-cell table:formula="of:=([.L19]-[.L18])/([.K19]-[.K18])" office:value-type="float" office:value="4.1592097468516" calcext:value-type="float">
            <text:p>4.16</text:p>
          </table:table-cell>
          <table:table-cell table:formula="of:=([.M19]-[.M18])/([.K19]-[.K18])" office:value-type="float" office:value="6.50313144619634" calcext:value-type="float">
            <text:p>6.50</text:p>
          </table:table-cell>
          <table:table-cell table:formula="of:=([.N19]-[.N18])/([.K19]-[.K18])" office:value-type="float" office:value="8.67675509252498" calcext:value-type="float">
            <text:p>8.6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61484003" calcext:value-type="float">
            <text:p>6.1484003E-006</text:p>
          </table:table-cell>
          <table:table-cell office:value-type="float" office:value="0.0000000102627" calcext:value-type="float">
            <text:p>1.02627E-008</text:p>
          </table:table-cell>
          <table:table-cell office:value-type="float" office:value="0.0000000012097" calcext:value-type="float">
            <text:p>1.2097E-009</text:p>
          </table:table-cell>
          <table:table-cell office:value-type="float" office:value="3.7517560277183" calcext:value-type="float">
            <text:p>3.7517560277</text:p>
          </table:table-cell>
          <table:table-cell office:value-type="float" office:value="3.751756028928" calcext:value-type="float">
            <text:p>3.7517560289</text:p>
          </table:table-cell>
          <table:table-cell table:formula="of:=LOG([.E20];10)" office:value-type="float" office:value="-2.28330122870633" calcext:value-type="float">
            <text:p>-2.2833012287</text:p>
          </table:table-cell>
          <table:table-cell table:formula="of:=LOG([.F20];10)" office:value-type="float" office:value="-5.21123786491633" calcext:value-type="float">
            <text:p>-5.2112378649</text:p>
          </table:table-cell>
          <table:table-cell table:formula="of:=LOG([.G20];10)" office:value-type="float" office:value="-7.98873836623791" calcext:value-type="float">
            <text:p>-7.9887383662</text:p>
          </table:table-cell>
          <table:table-cell table:formula="of:=LOG([.H20];10)" office:value-type="float" office:value="-8.91732231935189" calcext:value-type="float">
            <text:p>-8.9173223194</text:p>
          </table:table-cell>
          <table:table-cell table:formula="of:=([.L20]-[.L19])/([.K20]-[.K19])" office:value-type="float" office:value="4.13221763509796" calcext:value-type="float">
            <text:p>4.13</text:p>
          </table:table-cell>
          <table:table-cell table:formula="of:=([.M20]-[.M19])/([.K20]-[.K19])" office:value-type="float" office:value="6.23641325827563" calcext:value-type="float">
            <text:p>6.24</text:p>
          </table:table-cell>
          <table:table-cell table:formula="of:=([.N20]-[.N19])/([.K20]-[.K19])" office:value-type="float" office:value="13.8487800939766" calcext:value-type="float">
            <text:p>13.8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00018880959" calcext:value-type="float">
            <text:p>1.8880959E-006</text:p>
          </table:table-cell>
          <table:table-cell office:value-type="float" office:value="0.0000000018234" calcext:value-type="float">
            <text:p>1.8234E-009</text:p>
          </table:table-cell>
          <table:table-cell office:value-type="float" office:value="0.0000000027065" calcext:value-type="float">
            <text:p>2.7065E-009</text:p>
          </table:table-cell>
          <table:table-cell office:value-type="float" office:value="3.7517331757224" calcext:value-type="float">
            <text:p>3.7517331757</text:p>
          </table:table-cell>
          <table:table-cell office:value-type="float" office:value="3.7517331784289" calcext:value-type="float">
            <text:p>3.7517331784</text:p>
          </table:table-cell>
          <table:table-cell table:formula="of:=LOG([.E21];10)" office:value-type="float" office:value="-2.40823996531185" calcext:value-type="float">
            <text:p>-2.4082399653</text:p>
          </table:table-cell>
          <table:table-cell table:formula="of:=LOG([.F21];10)" office:value-type="float" office:value="-5.72397595083081" calcext:value-type="float">
            <text:p>-5.7239759508</text:p>
          </table:table-cell>
          <table:table-cell table:formula="of:=LOG([.G21];10)" office:value-type="float" office:value="-8.73911804953641" calcext:value-type="float">
            <text:p>-8.7391180495</text:p>
          </table:table-cell>
          <table:table-cell table:formula="of:=LOG([.H21];10)" office:value-type="float" office:value="-8.56759196857292" calcext:value-type="float">
            <text:p>-8.5675919686</text:p>
          </table:table-cell>
          <table:table-cell table:formula="of:=([.L21]-[.L20])/([.K21]-[.K20])" office:value-type="float" office:value="4.10391604593691" calcext:value-type="float">
            <text:p>4.10</text:p>
          </table:table-cell>
          <table:table-cell table:formula="of:=([.M21]-[.M20])/([.K21]-[.K20])" office:value-type="float" office:value="6.00598104067389" calcext:value-type="float">
            <text:p>6.01</text:p>
          </table:table-cell>
          <table:table-cell table:formula="of:=([.N21]-[.N20])/([.K21]-[.K20])" office:value-type="float" office:value="-2.79921472139744" calcext:value-type="float">
            <text:p>-2.8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333333" calcext:value-type="float">
            <text:p>3.333333</text:p>
          </table:table-cell>
          <table:table-cell office:value-type="float" office:value="0.0222222222222" calcext:value-type="float">
            <text:p>0.0222222222</text:p>
          </table:table-cell>
          <table:table-cell office:value-type="float" office:value="0.0006554277934" calcext:value-type="float">
            <text:p>0.0006554278</text:p>
          </table:table-cell>
          <table:table-cell office:value-type="float" office:value="0.0000384708879" calcext:value-type="float">
            <text:p>3.84708879E-005</text:p>
          </table:table-cell>
          <table:table-cell office:value-type="float" office:value="0.0003187899698" calcext:value-type="float">
            <text:p>0.00031879</text:p>
          </table:table-cell>
          <table:table-cell office:value-type="float" office:value="3.7540527709887" calcext:value-type="float">
            <text:p>3.754052771</text:p>
          </table:table-cell>
          <table:table-cell office:value-type="float" office:value="3.7537339810189" calcext:value-type="float">
            <text:p>3.753733981</text:p>
          </table:table-cell>
          <table:table-cell table:formula="of:=LOG([.E23];10)" office:value-type="float" office:value="-1.65321251377578" calcext:value-type="float">
            <text:p>-1.6532125138</text:p>
          </table:table-cell>
          <table:table-cell table:formula="of:=LOG([.F23];10)" office:value-type="float" office:value="-3.18347514631598" calcext:value-type="float">
            <text:p>-3.1834751463</text:p>
          </table:table-cell>
          <table:table-cell table:formula="of:=LOG([.G23];10)" office:value-type="float" office:value="-4.41486779015223" calcext:value-type="float">
            <text:p>-4.4148677902</text:p>
          </table:table-cell>
          <table:table-cell table:formula="of:=LOG([.H23];10)" office:value-type="float" office:value="-3.49649535141971" calcext:value-type="float">
            <text:p>-3.496495351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166666666667" calcext:value-type="float">
            <text:p>0.0166666667</text:p>
          </table:table-cell>
          <table:table-cell office:value-type="float" office:value="0.0001662993063" calcext:value-type="float">
            <text:p>0.0001662993</text:p>
          </table:table-cell>
          <table:table-cell office:value-type="float" office:value="0.0000080512221" calcext:value-type="float">
            <text:p>8.0512221E-006</text:p>
          </table:table-cell>
          <table:table-cell office:value-type="float" office:value="0.0000438906732" calcext:value-type="float">
            <text:p>4.38906732E-005</text:p>
          </table:table-cell>
          <table:table-cell office:value-type="float" office:value="3.7521423049467" calcext:value-type="float">
            <text:p>3.7521423049</text:p>
          </table:table-cell>
          <table:table-cell office:value-type="float" office:value="3.7520984142735" calcext:value-type="float">
            <text:p>3.7520984143</text:p>
          </table:table-cell>
          <table:table-cell table:formula="of:=LOG([.E24];10)" office:value-type="float" office:value="-1.77815125038277" calcext:value-type="float">
            <text:p>-1.7781512504</text:p>
          </table:table-cell>
          <table:table-cell table:formula="of:=LOG([.F24];10)" office:value-type="float" office:value="-3.77910956239028" calcext:value-type="float">
            <text:p>-3.7791095624</text:p>
          </table:table-cell>
          <table:table-cell table:formula="of:=LOG([.G24];10)" office:value-type="float" office:value="-5.09413819279949" calcext:value-type="float">
            <text:p>-5.0941381928</text:p>
          </table:table-cell>
          <table:table-cell table:formula="of:=LOG([.H24];10)" office:value-type="float" office:value="-4.35762775784714" calcext:value-type="float">
            <text:p>-4.3576277578</text:p>
          </table:table-cell>
          <table:table-cell table:formula="of:=([.L24]-[.L23])/([.K24]-[.K23])" office:value-type="float" office:value="4.76741187121103" calcext:value-type="float">
            <text:p>4.77</text:p>
          </table:table-cell>
          <table:table-cell table:formula="of:=([.M24]-[.M23])/([.K24]-[.K23])" office:value-type="float" office:value="5.43682784934789" calcext:value-type="float">
            <text:p>5.44</text:p>
          </table:table-cell>
          <table:table-cell table:formula="of:=([.N24]-[.N23])/([.K24]-[.K23])" office:value-type="float" office:value="6.89243728417214" calcext:value-type="float">
            <text:p>6.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01" calcext:value-type="float">
            <text:p>0.01</text:p>
          </table:table-cell>
          <table:table-cell office:value-type="float" office:value="0.0000136877711" calcext:value-type="float">
            <text:p>1.36877711E-005</text:p>
          </table:table-cell>
          <table:table-cell office:value-type="float" office:value="0.0000004042924" calcext:value-type="float">
            <text:p>4.042924E-007</text:p>
          </table:table-cell>
          <table:table-cell office:value-type="float" office:value="0.0000016406092" calcext:value-type="float">
            <text:p>1.6406092E-006</text:p>
          </table:table-cell>
          <table:table-cell office:value-type="float" office:value="3.7517426570592" calcext:value-type="float">
            <text:p>3.7517426571</text:p>
          </table:table-cell>
          <table:table-cell office:value-type="float" office:value="3.75174101645" calcext:value-type="float">
            <text:p>3.7517410165</text:p>
          </table:table-cell>
          <table:table-cell table:formula="of:=LOG([.E25];10)" office:value-type="float" office:value="-2" calcext:value-type="float">
            <text:p>-2</text:p>
          </table:table-cell>
          <table:table-cell table:formula="of:=LOG([.F25];10)" office:value-type="float" office:value="-4.86366726609394" calcext:value-type="float">
            <text:p>-4.8636672661</text:p>
          </table:table-cell>
          <table:table-cell table:formula="of:=LOG([.G25];10)" office:value-type="float" office:value="-6.393304422577" calcext:value-type="float">
            <text:p>-6.3933044226</text:p>
          </table:table-cell>
          <table:table-cell table:formula="of:=LOG([.H25];10)" office:value-type="float" office:value="-5.78499485739676" calcext:value-type="float">
            <text:p>-5.7849948574</text:p>
          </table:table-cell>
          <table:table-cell table:formula="of:=([.L25]-[.L24])/([.K25]-[.K24])" office:value-type="float" office:value="4.8887257898678" calcext:value-type="float">
            <text:p>4.89</text:p>
          </table:table-cell>
          <table:table-cell table:formula="of:=([.M25]-[.M24])/([.K25]-[.K24])" office:value-type="float" office:value="5.85608993523325" calcext:value-type="float">
            <text:p>5.86</text:p>
          </table:table-cell>
          <table:table-cell table:formula="of:=([.N25]-[.N24])/([.K25]-[.K24])" office:value-type="float" office:value="6.43396504155365" calcext:value-type="float">
            <text:p>6.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00044853096" calcext:value-type="float">
            <text:p>4.4853096E-006</text:p>
          </table:table-cell>
          <table:table-cell office:value-type="float" office:value="0.0000001057951" calcext:value-type="float">
            <text:p>1.057951E-007</text:p>
          </table:table-cell>
          <table:table-cell office:value-type="float" office:value="0.0000004070225" calcext:value-type="float">
            <text:p>0.000000407</text:p>
          </table:table-cell>
          <table:table-cell office:value-type="float" office:value="3.7517278308508" calcext:value-type="float">
            <text:p>3.7517278309</text:p>
          </table:table-cell>
          <table:table-cell office:value-type="float" office:value="3.7517274238283" calcext:value-type="float">
            <text:p>3.7517274238</text:p>
          </table:table-cell>
          <table:table-cell table:formula="of:=LOG([.E26];10)" office:value-type="float" office:value="-2.09691001300806" calcext:value-type="float">
            <text:p>-2.096910013</text:p>
          </table:table-cell>
          <table:table-cell table:formula="of:=LOG([.F26];10)" office:value-type="float" office:value="-5.34820757426292" calcext:value-type="float">
            <text:p>-5.3482075743</text:p>
          </table:table-cell>
          <table:table-cell table:formula="of:=LOG([.G26];10)" office:value-type="float" office:value="-6.97553444659423" calcext:value-type="float">
            <text:p>-6.9755344466</text:p>
          </table:table-cell>
          <table:table-cell table:formula="of:=LOG([.H26];10)" office:value-type="float" office:value="-6.39038158252969" calcext:value-type="float">
            <text:p>-6.3903815825</text:p>
          </table:table-cell>
          <table:table-cell table:formula="of:=([.L26]-[.L25])/([.K26]-[.K25])" office:value-type="float" office:value="4.99989932029729" calcext:value-type="float">
            <text:p>5.00</text:p>
          </table:table-cell>
          <table:table-cell table:formula="of:=([.M26]-[.M25])/([.K26]-[.K25])" office:value-type="float" office:value="6.0079449578531" calcext:value-type="float">
            <text:p>6.01</text:p>
          </table:table-cell>
          <table:table-cell table:formula="of:=([.N26]-[.N25])/([.K26]-[.K25])" office:value-type="float" office:value="6.24689550998825" calcext:value-type="float">
            <text:p>6.2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0051282051282" calcext:value-type="float">
            <text:p>0.0051282051</text:p>
          </table:table-cell>
          <table:table-cell office:value-type="float" office:value="0.0000004639771" calcext:value-type="float">
            <text:p>0.000000464</text:p>
          </table:table-cell>
          <table:table-cell office:value-type="float" office:value="0.0000000072908" calcext:value-type="float">
            <text:p>7.2908E-009</text:p>
          </table:table-cell>
          <table:table-cell office:value-type="float" office:value="0.0000000267778" calcext:value-type="float">
            <text:p>2.67778E-008</text:p>
          </table:table-cell>
          <table:table-cell office:value-type="float" office:value="3.7517228863143" calcext:value-type="float">
            <text:p>3.7517228863</text:p>
          </table:table-cell>
          <table:table-cell office:value-type="float" office:value="3.7517228595364" calcext:value-type="float">
            <text:p>3.7517228595</text:p>
          </table:table-cell>
          <table:table-cell table:formula="of:=LOG([.E27];10)" office:value-type="float" office:value="-2.29003461136295" calcext:value-type="float">
            <text:p>-2.2900346114</text:p>
          </table:table-cell>
          <table:table-cell table:formula="of:=LOG([.F27];10)" office:value-type="float" office:value="-6.33350345390431" calcext:value-type="float">
            <text:p>-6.3335034539</text:p>
          </table:table-cell>
          <table:table-cell table:formula="of:=LOG([.G27];10)" office:value-type="float" office:value="-8.13722481509448" calcext:value-type="float">
            <text:p>-8.1372248151</text:p>
          </table:table-cell>
          <table:table-cell table:formula="of:=LOG([.H27];10)" office:value-type="float" office:value="-7.57222510645425" calcext:value-type="float">
            <text:p>-7.5722251065</text:p>
          </table:table-cell>
          <table:table-cell table:formula="of:=([.L27]-[.L26])/([.K27]-[.K26])" office:value-type="float" office:value="5.10186629789517" calcext:value-type="float">
            <text:p>5.10</text:p>
          </table:table-cell>
          <table:table-cell table:formula="of:=([.M27]-[.M26])/([.K27]-[.K26])" office:value-type="float" office:value="6.01523771904737" calcext:value-type="float">
            <text:p>6.02</text:p>
          </table:table-cell>
          <table:table-cell table:formula="of:=([.N27]-[.N26])/([.K27]-[.K26])" office:value-type="float" office:value="6.11959084441819" calcext:value-type="float">
            <text:p>6.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0039215686275" calcext:value-type="float">
            <text:p>0.0039215686</text:p>
          </table:table-cell>
          <table:table-cell office:value-type="float" office:value="0.0000001156746" calcext:value-type="float">
            <text:p>1.156746E-007</text:p>
          </table:table-cell>
          <table:table-cell office:value-type="float" office:value="0.0000000014784" calcext:value-type="float">
            <text:p>1.4784E-009</text:p>
          </table:table-cell>
          <table:table-cell office:value-type="float" office:value="0.000000005381" calcext:value-type="float">
            <text:p>5.381E-009</text:p>
          </table:table-cell>
          <table:table-cell office:value-type="float" office:value="3.7517225891927" calcext:value-type="float">
            <text:p>3.7517225892</text:p>
          </table:table-cell>
          <table:table-cell office:value-type="float" office:value="3.7517225838117" calcext:value-type="float">
            <text:p>3.7517225838</text:p>
          </table:table-cell>
          <table:table-cell table:formula="of:=LOG([.E28];10)" office:value-type="float" office:value="-2.40654018042853" calcext:value-type="float">
            <text:p>-2.4065401804</text:p>
          </table:table-cell>
          <table:table-cell table:formula="of:=LOG([.F28];10)" office:value-type="float" office:value="-6.9367619936054" calcext:value-type="float">
            <text:p>-6.9367619936</text:p>
          </table:table-cell>
          <table:table-cell table:formula="of:=LOG([.G28];10)" office:value-type="float" office:value="-8.83020804612397" calcext:value-type="float">
            <text:p>-8.8302080461</text:p>
          </table:table-cell>
          <table:table-cell table:formula="of:=LOG([.H28];10)" office:value-type="float" office:value="-8.26913700795351" calcext:value-type="float">
            <text:p>-8.269137008</text:p>
          </table:table-cell>
          <table:table-cell table:formula="of:=([.L28]-[.L27])/([.K28]-[.K27])" office:value-type="float" office:value="5.17793736848368" calcext:value-type="float">
            <text:p>5.18</text:p>
          </table:table-cell>
          <table:table-cell table:formula="of:=([.M28]-[.M27])/([.K28]-[.K27])" office:value-type="float" office:value="5.94806957802551" calcext:value-type="float">
            <text:p>5.95</text:p>
          </table:table-cell>
          <table:table-cell table:formula="of:=([.N28]-[.N27])/([.K28]-[.K27])" office:value-type="float" office:value="5.98179045936427" calcext:value-type="float">
            <text:p>5.9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.75" calcext:value-type="float">
            <text:p>3.75</text:p>
          </table:table-cell>
          <table:table-cell office:value-type="float" office:value="0.0208333333333" calcext:value-type="float">
            <text:p>0.0208333333</text:p>
          </table:table-cell>
          <table:table-cell office:value-type="float" office:value="0.0001402576441" calcext:value-type="float">
            <text:p>0.0001402576</text:p>
          </table:table-cell>
          <table:table-cell office:value-type="float" office:value="0.0000050263601" calcext:value-type="float">
            <text:p>5.0263601E-006</text:p>
          </table:table-cell>
          <table:table-cell office:value-type="float" office:value="0.0000217077624" calcext:value-type="float">
            <text:p>2.17077624E-005</text:p>
          </table:table-cell>
          <table:table-cell office:value-type="float" office:value="3.751445507642" calcext:value-type="float">
            <text:p>3.7514455076</text:p>
          </table:table-cell>
          <table:table-cell office:value-type="float" office:value="3.7514237998796" calcext:value-type="float">
            <text:p>3.7514237999</text:p>
          </table:table-cell>
          <table:table-cell table:formula="of:=LOG([.E30];10)" office:value-type="float" office:value="-1.68124123737628" calcext:value-type="float">
            <text:p>-1.6812412374</text:p>
          </table:table-cell>
          <table:table-cell table:formula="of:=LOG([.F30];10)" office:value-type="float" office:value="-3.8530734601967" calcext:value-type="float">
            <text:p>-3.8530734602</text:p>
          </table:table-cell>
          <table:table-cell table:formula="of:=LOG([.G30];10)" office:value-type="float" office:value="-5.29874640077314" calcext:value-type="float">
            <text:p>-5.2987464008</text:p>
          </table:table-cell>
          <table:table-cell table:formula="of:=LOG([.H30];10)" office:value-type="float" office:value="-4.66338494059052" calcext:value-type="float">
            <text:p>-4.6633849406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.727273" calcext:value-type="float">
            <text:p>2.727273</text:p>
          </table:table-cell>
          <table:table-cell office:value-type="float" office:value="0.0151515151515" calcext:value-type="float">
            <text:p>0.0151515152</text:p>
          </table:table-cell>
          <table:table-cell office:value-type="float" office:value="0.0000189853789" calcext:value-type="float">
            <text:p>1.89853789E-005</text:p>
          </table:table-cell>
          <table:table-cell office:value-type="float" office:value="0.000000443345" calcext:value-type="float">
            <text:p>4.43345E-007</text:p>
          </table:table-cell>
          <table:table-cell office:value-type="float" office:value="0.0000013355824" calcext:value-type="float">
            <text:p>1.3355824E-006</text:p>
          </table:table-cell>
          <table:table-cell office:value-type="float" office:value="3.7516657729502" calcext:value-type="float">
            <text:p>3.751665773</text:p>
          </table:table-cell>
          <table:table-cell office:value-type="float" office:value="3.7516644373678" calcext:value-type="float">
            <text:p>3.7516644374</text:p>
          </table:table-cell>
          <table:table-cell table:formula="of:=LOG([.E31];10)" office:value-type="float" office:value="-1.8195439355423" calcext:value-type="float">
            <text:p>-1.8195439355</text:p>
          </table:table-cell>
          <table:table-cell table:formula="of:=LOG([.F31];10)" office:value-type="float" office:value="-4.72158073102157" calcext:value-type="float">
            <text:p>-4.721580731</text:p>
          </table:table-cell>
          <table:table-cell table:formula="of:=LOG([.G31];10)" office:value-type="float" office:value="-6.3532581851008" calcext:value-type="float">
            <text:p>-6.3532581851</text:p>
          </table:table-cell>
          <table:table-cell table:formula="of:=LOG([.H31];10)" office:value-type="float" office:value="-5.87432931261351" calcext:value-type="float">
            <text:p>-5.8743293126</text:p>
          </table:table-cell>
          <table:table-cell table:formula="of:=([.L31]-[.L30])/([.K31]-[.K30])" office:value-type="float" office:value="6.27975652204773" calcext:value-type="float">
            <text:p>6.28</text:p>
          </table:table-cell>
          <table:table-cell table:formula="of:=([.M31]-[.M30])/([.K31]-[.K30])" office:value-type="float" office:value="7.62466530524088" calcext:value-type="float">
            <text:p>7.62</text:p>
          </table:table-cell>
          <table:table-cell table:formula="of:=([.N31]-[.N30])/([.K31]-[.K30])" office:value-type="float" office:value="8.75575377834895" calcext:value-type="float">
            <text:p>8.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875" calcext:value-type="float">
            <text:p>1.875</text:p>
          </table:table-cell>
          <table:table-cell office:value-type="float" office:value="0.0104166666667" calcext:value-type="float">
            <text:p>0.0104166667</text:p>
          </table:table-cell>
          <table:table-cell office:value-type="float" office:value="0.0000018070399" calcext:value-type="float">
            <text:p>0.000001807</text:p>
          </table:table-cell>
          <table:table-cell office:value-type="float" office:value="0.0000000257991" calcext:value-type="float">
            <text:p>2.57991E-008</text:p>
          </table:table-cell>
          <table:table-cell office:value-type="float" office:value="0.0000000489607" calcext:value-type="float">
            <text:p>0.000000049</text:p>
          </table:table-cell>
          <table:table-cell office:value-type="float" office:value="3.7517154468182" calcext:value-type="float">
            <text:p>3.7517154468</text:p>
          </table:table-cell>
          <table:table-cell office:value-type="float" office:value="3.7517153978575" calcext:value-type="float">
            <text:p>3.7517153979</text:p>
          </table:table-cell>
          <table:table-cell table:formula="of:=LOG([.E32];10)" office:value-type="float" office:value="-1.98227123303818" calcext:value-type="float">
            <text:p>-1.982271233</text:p>
          </table:table-cell>
          <table:table-cell table:formula="of:=LOG([.F32];10)" office:value-type="float" office:value="-5.74303225797669" calcext:value-type="float">
            <text:p>-5.743032258</text:p>
          </table:table-cell>
          <table:table-cell table:formula="of:=LOG([.G32];10)" office:value-type="float" office:value="-7.58839544410852" calcext:value-type="float">
            <text:p>-7.5883954441</text:p>
          </table:table-cell>
          <table:table-cell table:formula="of:=LOG([.H32];10)" office:value-type="float" office:value="-7.3101523816312" calcext:value-type="float">
            <text:p>-7.3101523816</text:p>
          </table:table-cell>
          <table:table-cell table:formula="of:=([.L32]-[.L31])/([.K32]-[.K31])" office:value-type="float" office:value="6.27707546720001" calcext:value-type="float">
            <text:p>6.28</text:p>
          </table:table-cell>
          <table:table-cell table:formula="of:=([.M32]-[.M31])/([.K32]-[.K31])" office:value-type="float" office:value="7.59022781066607" calcext:value-type="float">
            <text:p>7.59</text:p>
          </table:table-cell>
          <table:table-cell table:formula="of:=([.N32]-[.N31])/([.K32]-[.K31])" office:value-type="float" office:value="8.82349237720294" calcext:value-type="float">
            <text:p>8.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428571" calcext:value-type="float">
            <text:p>1.428571</text:p>
          </table:table-cell>
          <table:table-cell office:value-type="float" office:value="0.0079365079365" calcext:value-type="float">
            <text:p>0.0079365079</text:p>
          </table:table-cell>
          <table:table-cell office:value-type="float" office:value="0.0000003338075" calcext:value-type="float">
            <text:p>3.338075E-007</text:p>
          </table:table-cell>
          <table:table-cell office:value-type="float" office:value="0.00000000334" calcext:value-type="float">
            <text:p>3.34E-009</text:p>
          </table:table-cell>
          <table:table-cell office:value-type="float" office:value="0.0000000031553" calcext:value-type="float">
            <text:p>3.1553E-009</text:p>
          </table:table-cell>
          <table:table-cell office:value-type="float" office:value="3.7517210495638" calcext:value-type="float">
            <text:p>3.7517210496</text:p>
          </table:table-cell>
          <table:table-cell office:value-type="float" office:value="3.7517210464086" calcext:value-type="float">
            <text:p>3.7517210464</text:p>
          </table:table-cell>
          <table:table-cell table:formula="of:=LOG([.E33];10)" office:value-type="float" office:value="-2.100370545118" calcext:value-type="float">
            <text:p>-2.1003705451</text:p>
          </table:table-cell>
          <table:table-cell table:formula="of:=LOG([.F33];10)" office:value-type="float" office:value="-6.4765039098017" calcext:value-type="float">
            <text:p>-6.4765039098</text:p>
          </table:table-cell>
          <table:table-cell table:formula="of:=LOG([.G33];10)" office:value-type="float" office:value="-8.47625353318843" calcext:value-type="float">
            <text:p>-8.4762535332</text:p>
          </table:table-cell>
          <table:table-cell table:formula="of:=LOG([.H33];10)" office:value-type="float" office:value="-8.50095934255278" calcext:value-type="float">
            <text:p>-8.5009593426</text:p>
          </table:table-cell>
          <table:table-cell table:formula="of:=([.L33]-[.L32])/([.K33]-[.K32])" office:value-type="float" office:value="6.21063441359667" calcext:value-type="float">
            <text:p>6.21</text:p>
          </table:table-cell>
          <table:table-cell table:formula="of:=([.M33]-[.M32])/([.K33]-[.K32])" office:value-type="float" office:value="7.51789382549361" calcext:value-type="float">
            <text:p>7.52</text:p>
          </table:table-cell>
          <table:table-cell table:formula="of:=([.N33]-[.N32])/([.K33]-[.K32])" office:value-type="float" office:value="10.0830981988851" calcext:value-type="float">
            <text:p>10.0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052083333333" calcext:value-type="float">
            <text:p>0.0052083333</text:p>
          </table:table-cell>
          <table:table-cell office:value-type="float" office:value="0.0000000250591" calcext:value-type="float">
            <text:p>2.50591E-008</text:p>
          </table:table-cell>
          <table:table-cell office:value-type="float" office:value="0.0000000001428" calcext:value-type="float">
            <text:p>1.428E-010</text:p>
          </table:table-cell>
          <table:table-cell office:value-type="float" office:value="0.0000000000576" calcext:value-type="float">
            <text:p>5.76E-011</text:p>
          </table:table-cell>
          <table:table-cell office:value-type="float" office:value="3.7517223923857" calcext:value-type="float">
            <text:p>3.7517223924</text:p>
          </table:table-cell>
          <table:table-cell office:value-type="float" office:value="3.7517223924432" calcext:value-type="float">
            <text:p>3.7517223924</text:p>
          </table:table-cell>
          <table:table-cell table:formula="of:=LOG([.E34];10)" office:value-type="float" office:value="-2.28330122870633" calcext:value-type="float">
            <text:p>-2.2833012287</text:p>
          </table:table-cell>
          <table:table-cell table:formula="of:=LOG([.F34];10)" office:value-type="float" office:value="-7.6010345307901" calcext:value-type="float">
            <text:p>-7.6010345308</text:p>
          </table:table-cell>
          <table:table-cell table:formula="of:=LOG([.G34];10)" office:value-type="float" office:value="-9.84527179255984" calcext:value-type="float">
            <text:p>-9.8452717926</text:p>
          </table:table-cell>
          <table:table-cell table:formula="of:=LOG([.H34];10)" office:value-type="float" office:value="-10.2395775165768" calcext:value-type="float">
            <text:p>-10.2395775166</text:p>
          </table:table-cell>
          <table:table-cell table:formula="of:=([.L34]-[.L33])/([.K34]-[.K33])" office:value-type="float" office:value="6.1473045359577" calcext:value-type="float">
            <text:p>6.15</text:p>
          </table:table-cell>
          <table:table-cell table:formula="of:=([.M34]-[.M33])/([.K34]-[.K33])" office:value-type="float" office:value="7.48380879859529" calcext:value-type="float">
            <text:p>7.48</text:p>
          </table:table-cell>
          <table:table-cell table:formula="of:=([.N34]-[.N33])/([.K34]-[.K33])" office:value-type="float" office:value="9.50424576085114" calcext:value-type="float">
            <text:p>9.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697674" calcext:value-type="float">
            <text:p>0.697674</text:p>
          </table:table-cell>
          <table:table-cell office:value-type="float" office:value="0.0038759689922" calcext:value-type="float">
            <text:p>0.003875969</text:p>
          </table:table-cell>
          <table:table-cell office:value-type="float" office:value="0.0000000041352" calcext:value-type="float">
            <text:p>4.1352E-009</text:p>
          </table:table-cell>
          <table:table-cell office:value-type="float" office:value="0.0000000000155" calcext:value-type="float">
            <text:p>1.55E-011</text:p>
          </table:table-cell>
          <table:table-cell office:value-type="float" office:value="0.0000000000206" calcext:value-type="float">
            <text:p>2.06E-011</text:p>
          </table:table-cell>
          <table:table-cell office:value-type="float" office:value="3.7517224936292" calcext:value-type="float">
            <text:p>3.7517224936</text:p>
          </table:table-cell>
          <table:table-cell office:value-type="float" office:value="3.7517224936498" calcext:value-type="float">
            <text:p>3.7517224936</text:p>
          </table:table-cell>
          <table:table-cell table:formula="of:=LOG([.E35];10)" office:value-type="float" office:value="-2.41161970596861" calcext:value-type="float">
            <text:p>-2.411619706</text:p>
          </table:table-cell>
          <table:table-cell table:formula="of:=LOG([.F35];10)" office:value-type="float" office:value="-8.38350348084036" calcext:value-type="float">
            <text:p>-8.3835034808</text:p>
          </table:table-cell>
          <table:table-cell table:formula="of:=LOG([.G35];10)" office:value-type="float" office:value="-10.8096683018297" calcext:value-type="float">
            <text:p>-10.8096683018</text:p>
          </table:table-cell>
          <table:table-cell table:formula="of:=LOG([.H35];10)" office:value-type="float" office:value="-10.6861327796308" calcext:value-type="float">
            <text:p>-10.6861327796</text:p>
          </table:table-cell>
          <table:table-cell table:formula="of:=([.L35]-[.L34])/([.K35]-[.K34])" office:value-type="float" office:value="6.0978665484853" calcext:value-type="float">
            <text:p>6.10</text:p>
          </table:table-cell>
          <table:table-cell table:formula="of:=([.M35]-[.M34])/([.K35]-[.K34])" office:value-type="float" office:value="7.51564801769437" calcext:value-type="float">
            <text:p>7.52</text:p>
          </table:table-cell>
          <table:table-cell table:formula="of:=([.N35]-[.N34])/([.K35]-[.K34])" office:value-type="float" office:value="3.48005425704426" calcext:value-type="float">
            <text:p>3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7-07-05T22:59:15.773674736</dc:date>
    <meta:editing-duration>PT6H31M45S</meta:editing-duration>
    <meta:editing-cycles>4</meta:editing-cycles>
    <meta:document-statistic meta:table-count="1" meta:cell-count="511" meta:object-count="0"/>
  </office:meta>
</office:document-meta>
</file>